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onomics.....the dismal science par excellence.....Some put all economics in the Hand of God....which is then beyond all human comprehension. Others that all economics is in the hands of mans free will. Surely then we ought to differentiate between what we think ought to be, and what actually is. If one ever read any SF(science fiction for the uninitiated) there was a short story called “The Cold Equations” by Tom Godwin, If one accepts the central thesis of the story, ie the universe is a cold and deadly place with no mercy or grace, and that the iron laws of x amount of fuel will propel y amount of mass , a x amount of kilometres and not a millimetre more or less......</text:p>
      <text:p text:style-name="P1">Perhaps a history of economics is in or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20T11:39:18.35</meta:creation-date>
    <meta:document-statistic meta:table-count="0" meta:image-count="0" meta:object-count="0" meta:page-count="1" meta:paragraph-count="2" meta:word-count="130" meta:character-count="724"/>
    <dc:date>2023-07-20T12:13:22.96</dc:date>
    <meta:editing-duration>PT18M54S</meta:editing-duration>
    <meta:editing-cycles>1</meta:editing-cycles>
    <meta:generator>OpenOffice/4.1.13$Win32 OpenOffice.org_project/4113m1$Build-9810</meta:generator>
  </office:meta>
</office:document-meta>
</file>